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84f5" officeooo:paragraph-rsid="001484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ocument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22:17:34.737735462</meta:creation-date>
    <dc:date>2018-04-15T11:49:33.724808693</dc:date>
    <meta:editing-duration>PT34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1" meta:word-count="3" meta:character-count="15" meta:non-whitespace-character-count="13"/>
  </office:meta>
</office:document-meta>
</file>